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113.7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im1" table:style-name="ta1">
        <table:shapes>
          <draw:frame draw:z-index="0" draw:style-name="gr1" draw:text-style-name="P1" svg:width="440.79pt" svg:height="289.87pt" svg:x="474.86pt" svg:y="123.51pt">
            <loext:p draw:notify-on-update-of-ranges="sim1.A1:sim1.A15 sim1.S1:sim1.S15 sim1.AK1:sim1.AK15 sim1.BC1:sim1.BC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15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2" table:visibility="collapse" table:default-cell-style-name="Default"/>
        <table:table-column table:style-name="co3" table:visibility="collapse" table:number-columns-repeated="6" table:default-cell-style-name="Default"/>
        <table:table-column table:style-name="co6" table:visibility="collapse" table:default-cell-style-name="Default"/>
        <table:table-column table:style-name="co3" table:visibility="collapse" table:number-columns-repeated="3" table:default-cell-style-name="Default"/>
        <table:table-column table:style-name="co6" table:visibility="collapse" table:default-cell-style-name="Default"/>
        <table:table-column table:style-name="co3" table:visibility="collapse" table:number-columns-repeated="4" table:default-cell-style-name="Default"/>
        <table:table-column table:style-name="co4" table:visibility="collapse" table:default-cell-style-name="Default"/>
        <table:table-column table:style-name="co7" table:default-cell-style-name="Default"/>
        <table:table-column table:style-name="co2" table:visibility="collapse" table:default-cell-style-name="Default"/>
        <table:table-column table:style-name="co8" table:visibility="collapse" table:number-columns-repeated="15" table:default-cell-style-name="Default"/>
        <table:table-column table:style-name="co4" table:visibility="collapse" table:default-cell-style-name="Default"/>
        <table:table-column table:style-name="co7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113333333333333" calcext:value-type="float">
            <text:p>1.13333333333333E-06</text:p>
          </table:table-cell>
          <table:table-cell office:value-type="float" office:value="0.00113333333333333" calcext:value-type="float">
            <text:p>0.001133333333333</text:p>
          </table:table-cell>
          <table:table-cell/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.000000933333333333334" calcext:value-type="float">
            <text:p>9.33333333333334E-07</text:p>
          </table:table-cell>
          <table:table-cell office:value-type="float" office:value="0.000933333333333334" calcext:value-type="float">
            <text:p>0.000933333333333</text:p>
          </table:table-cell>
          <table:table-cell/>
          <table:table-cell table:number-columns-repeated="16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333266" calcext:value-type="float">
            <text:p>2333266</text:p>
          </table:table-cell>
          <table:table-cell office:value-type="float" office:value="146001252" calcext:value-type="float">
            <text:p>146001252</text:p>
          </table:table-cell>
          <table:table-cell office:value-type="float" office:value="2518801" calcext:value-type="float">
            <text:p>25188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table:number-columns-repeated="2" office:value-type="float" office:value="0.000005" calcext:value-type="float">
            <text:p>5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52" calcext:value-type="float">
            <text:p>5.2E-06</text:p>
          </table:table-cell>
          <table:table-cell office:value-type="float" office:value="0.0052" calcext:value-type="float">
            <text:p>0.0052</text:p>
          </table:table-cell>
          <table:table-cell/>
          <table:table-cell table:number-columns-repeated="4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2333295" calcext:value-type="float">
            <text:p>2333295</text:p>
          </table:table-cell>
          <table:table-cell office:value-type="float" office:value="146001306" calcext:value-type="float">
            <text:p>146001306</text:p>
          </table:table-cell>
          <table:table-cell office:value-type="float" office:value="2518892" calcext:value-type="float">
            <text:p>25188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5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4" office:value-type="float" office:value="0.000002" calcext:value-type="float">
            <text:p>2E-06</text:p>
          </table:table-cell>
          <table:table-cell office:value-type="float" office:value="0.0000022" calcext:value-type="float">
            <text:p>2.2E-06</text:p>
          </table:table-cell>
          <table:table-cell office:value-type="float" office:value="0.0022" calcext:value-type="float">
            <text:p>0.00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266666666666667" calcext:value-type="float">
            <text:p>2.66666666666667E-07</text:p>
          </table:table-cell>
          <table:table-cell office:value-type="float" office:value="0.000266666666666667" calcext:value-type="float">
            <text:p>0.000266666666667</text:p>
          </table:table-cell>
          <table:table-cell/>
          <table:table-cell office:value-type="float" office:value="2333246" calcext:value-type="float">
            <text:p>2333246</text:p>
          </table:table-cell>
          <table:table-cell office:value-type="float" office:value="146001067" calcext:value-type="float">
            <text:p>146001067</text:p>
          </table:table-cell>
          <table:table-cell office:value-type="float" office:value="2518856" calcext:value-type="float">
            <text:p>25188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10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2" calcext:value-type="float">
            <text:p>2E-06</text:p>
          </table:table-cell>
          <table:table-cell office:value-type="float" office:value="0.00000206666666666667" calcext:value-type="float">
            <text:p>2.06666666666667E-06</text:p>
          </table:table-cell>
          <table:table-cell office:value-type="float" office:value="0.00206666666666667" calcext:value-type="float">
            <text:p>0.0020666666666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office:value-type="float" office:value="2333006" calcext:value-type="float">
            <text:p>2333006</text:p>
          </table:table-cell>
          <table:table-cell office:value-type="float" office:value="146001321" calcext:value-type="float">
            <text:p>146001321</text:p>
          </table:table-cell>
          <table:table-cell office:value-type="float" office:value="2518718" calcext:value-type="float">
            <text:p>25187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table:number-columns-repeated="9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4" office:value-type="float" office:value="0.000002" calcext:value-type="float">
            <text:p>2E-06</text:p>
          </table:table-cell>
          <table:table-cell office:value-type="float" office:value="0.00000213333333333333" calcext:value-type="float">
            <text:p>2.13333333333333E-06</text:p>
          </table:table-cell>
          <table:table-cell office:value-type="float" office:value="0.00213333333333333" calcext:value-type="float">
            <text:p>0.00213333333333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office:value-type="float" office:value="2333204" calcext:value-type="float">
            <text:p>2333204</text:p>
          </table:table-cell>
          <table:table-cell office:value-type="float" office:value="146001270" calcext:value-type="float">
            <text:p>146001270</text:p>
          </table:table-cell>
          <table:table-cell office:value-type="float" office:value="2518753" calcext:value-type="float">
            <text:p>25187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3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53333333333333" calcext:value-type="float">
            <text:p>2.53333333333333E-06</text:p>
          </table:table-cell>
          <table:table-cell office:value-type="float" office:value="0.00253333333333333" calcext:value-type="float">
            <text:p>0.002533333333333</text:p>
          </table:table-cell>
          <table:table-cell/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2333334" calcext:value-type="float">
            <text:p>2333334</text:p>
          </table:table-cell>
          <table:table-cell office:value-type="float" office:value="146001122" calcext:value-type="float">
            <text:p>146001122</text:p>
          </table:table-cell>
          <table:table-cell office:value-type="float" office:value="2518830" calcext:value-type="float">
            <text:p>25188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0.0024" calcext:value-type="float">
            <text:p>0.0024</text:p>
          </table:table-cell>
          <table:table-cell/>
          <table:table-cell table:number-columns-repeated="9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5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53333333333333" calcext:value-type="float">
            <text:p>2.53333333333333E-06</text:p>
          </table:table-cell>
          <table:table-cell office:value-type="float" office:value="0.00253333333333333" calcext:value-type="float">
            <text:p>0.00253333333333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11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246666666666667" calcext:value-type="float">
            <text:p>2.46666666666667E-06</text:p>
          </table:table-cell>
          <table:table-cell office:value-type="float" office:value="0.00246666666666667" calcext:value-type="float">
            <text:p>0.002466666666667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8" office:value-type="float" office:value="0.000001" calcext:value-type="float">
            <text:p>1E-06</text:p>
          </table:table-cell>
          <table:table-cell office:value-type="float" office:value="0.0000012" calcext:value-type="float">
            <text:p>1.2E-06</text:p>
          </table:table-cell>
          <table:table-cell office:value-type="float" office:value="0.0012" calcext:value-type="float">
            <text:p>0.00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333333333333333" calcext:value-type="float">
            <text:p>3.33333333333333E-07</text:p>
          </table:table-cell>
          <table:table-cell office:value-type="float" office:value="0.000333333333333333" calcext:value-type="float">
            <text:p>0.000333333333333</text:p>
          </table:table-cell>
          <table:table-cell/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0.0024" calcext:value-type="float">
            <text:p>0.0024</text:p>
          </table:table-cell>
          <table:table-cell/>
          <table:table-cell table:number-columns-repeated="16" office:value-type="float" office:value="0.000002" calcext:value-type="float">
            <text:p>2E-06</text:p>
          </table:table-cell>
          <table:table-cell office:value-type="float" office:value="0.002" calcext:value-type="float">
            <text:p>0.002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2" calcext:value-type="float">
            <text:p>2E-06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0.0024" calcext:value-type="float">
            <text:p>0.0024</text:p>
          </table:table-cell>
          <table:table-cell/>
          <table:table-cell table:number-columns-repeated="5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4"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4" calcext:value-type="float">
            <text:p>2.4E-06</text:p>
          </table:table-cell>
          <table:table-cell office:value-type="float" office:value="0.0024" calcext:value-type="float">
            <text:p>0.0024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66666666666667" calcext:value-type="float">
            <text:p>2.66666666666667E-06</text:p>
          </table:table-cell>
          <table:table-cell office:value-type="float" office:value="0.00266666666666667" calcext:value-type="float">
            <text:p>0.0026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7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0.0036" calcext:value-type="float">
            <text:p>0.003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table:number-columns-repeated="7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86666666666667" calcext:value-type="float">
            <text:p>2.86666666666667E-06</text:p>
          </table:table-cell>
          <table:table-cell office:value-type="float" office:value="0.00286666666666667" calcext:value-type="float">
            <text:p>0.002866666666667</text:p>
          </table:table-cell>
          <table:table-cell/>
          <table:table-cell table:number-columns-repeated="4" office:value-type="float" office:value="0.000005" calcext:value-type="float">
            <text:p>5E-06</text:p>
          </table:table-cell>
          <table:table-cell table:number-columns-repeated="4" office:value-type="float" office:value="0.000006" calcext:value-type="float">
            <text:p>6E-06</text:p>
          </table:table-cell>
          <table:table-cell office:value-type="float" office:value="0.000005" calcext:value-type="float">
            <text:p>5E-06</text:p>
          </table:table-cell>
          <table:table-cell table:number-columns-repeated="3" office:value-type="float" office:value="0.000006" calcext:value-type="float">
            <text:p>6E-06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553333333333333" calcext:value-type="float">
            <text:p>5.53333333333333E-06</text:p>
          </table:table-cell>
          <table:table-cell office:value-type="float" office:value="0.00553333333333333" calcext:value-type="float">
            <text:p>0.00553333333333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93333333333333" calcext:value-type="float">
            <text:p>2.93333333333333E-06</text:p>
          </table:table-cell>
          <table:table-cell office:value-type="float" office:value="0.00293333333333333" calcext:value-type="float">
            <text:p>0.002933333333333</text:p>
          </table:table-cell>
          <table:table-cell/>
          <table:table-cell office:value-type="float" office:value="0.000008" calcext:value-type="float">
            <text:p>8E-06</text:p>
          </table:table-cell>
          <table:table-cell table:number-columns-repeated="2" office:value-type="float" office:value="0.000009" calcext:value-type="float">
            <text:p>9E-06</text:p>
          </table:table-cell>
          <table:table-cell office:value-type="float" office:value="0.000008" calcext:value-type="float">
            <text:p>8E-06</text:p>
          </table:table-cell>
          <table:table-cell table:number-columns-repeated="11" office:value-type="float" office:value="0.000009" calcext:value-type="float">
            <text:p>9E-06</text:p>
          </table:table-cell>
          <table:table-cell office:value-type="float" office:value="0.00000886666666666667" calcext:value-type="float">
            <text:p>8.86666666666667E-06</text:p>
          </table:table-cell>
          <table:table-cell office:value-type="float" office:value="0.00886666666666667" calcext:value-type="float">
            <text:p>0.008866666666667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73333333333333" calcext:value-type="float">
            <text:p>2.73333333333333E-06</text:p>
          </table:table-cell>
          <table:table-cell office:value-type="float" office:value="0.00273333333333333" calcext:value-type="float">
            <text:p>0.002733333333333</text:p>
          </table:table-cell>
          <table:table-cell/>
          <table:table-cell table:number-columns-repeated="16" office:value-type="float" office:value="0.000014" calcext:value-type="float">
            <text:p>1.4E-05</text:p>
          </table:table-cell>
          <table:table-cell office:value-type="float" office:value="0.014" calcext:value-type="float">
            <text:p>0.01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6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86666666666667" calcext:value-type="float">
            <text:p>2.86666666666667E-06</text:p>
          </table:table-cell>
          <table:table-cell office:value-type="float" office:value="0.00286666666666667" calcext:value-type="float">
            <text:p>0.002866666666667</text:p>
          </table:table-cell>
          <table:table-cell/>
          <table:table-cell table:number-columns-repeated="3" office:value-type="float" office:value="0.000022" calcext:value-type="float">
            <text:p>2.2E-05</text:p>
          </table:table-cell>
          <table:table-cell table:number-columns-repeated="3" office:value-type="float" office:value="0.000023" calcext:value-type="float">
            <text:p>2.3E-05</text:p>
          </table:table-cell>
          <table:table-cell table:number-columns-repeated="4" office:value-type="float" office:value="0.000022" calcext:value-type="float">
            <text:p>2.2E-05</text:p>
          </table:table-cell>
          <table:table-cell table:number-columns-repeated="2" office:value-type="float" office:value="0.000023" calcext:value-type="float">
            <text:p>2.3E-05</text:p>
          </table:table-cell>
          <table:table-cell table:number-columns-repeated="2" office:value-type="float" office:value="0.000022" calcext:value-type="float">
            <text:p>2.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24" calcext:value-type="float">
            <text:p>2.24E-05</text:p>
          </table:table-cell>
          <table:table-cell office:value-type="float" office:value="0.0224" calcext:value-type="float">
            <text:p>0.022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3"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5" calcext:value-type="float">
            <text:p>5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6" calcext:value-type="float">
            <text:p>6E-06</text:p>
          </table:table-cell>
          <table:table-cell table:number-columns-repeated="3"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486666666666667" calcext:value-type="float">
            <text:p>4.86666666666667E-06</text:p>
          </table:table-cell>
          <table:table-cell office:value-type="float" office:value="0.00486666666666667" calcext:value-type="float">
            <text:p>0.004866666666667</text:p>
          </table:table-cell>
          <table:table-cell/>
          <table:table-cell office:value-type="float" office:value="0.000036" calcext:value-type="float">
            <text:p>3.6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6" calcext:value-type="float">
            <text:p>3.6E-05</text:p>
          </table:table-cell>
          <table:table-cell table:number-columns-repeated="2" office:value-type="float" office:value="0.000037" calcext:value-type="float">
            <text:p>3.7E-05</text:p>
          </table:table-cell>
          <table:table-cell table:number-columns-repeated="9" office:value-type="float" office:value="0.000036" calcext:value-type="float">
            <text:p>3.6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62666666666667" calcext:value-type="float">
            <text:p>3.62666666666667E-05</text:p>
          </table:table-cell>
          <table:table-cell office:value-type="float" office:value="0.0362666666666667" calcext:value-type="float">
            <text:p>0.03626666666666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9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7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293333333333333" calcext:value-type="float">
            <text:p>2.93333333333333E-06</text:p>
          </table:table-cell>
          <table:table-cell office:value-type="float" office:value="0.00293333333333333" calcext:value-type="float">
            <text:p>0.002933333333333</text:p>
          </table:table-cell>
          <table:table-cell/>
          <table:table-cell office:value-type="float" office:value="0.000059" calcext:value-type="float">
            <text:p>5.9E-05</text:p>
          </table:table-cell>
          <table:table-cell table:number-columns-repeated="2" office:value-type="float" office:value="0.000058" calcext:value-type="float">
            <text:p>5.8E-05</text:p>
          </table:table-cell>
          <table:table-cell table:number-columns-repeated="2" office:value-type="float" office:value="0.000059" calcext:value-type="float">
            <text:p>5.9E-05</text:p>
          </table:table-cell>
          <table:table-cell table:number-columns-repeated="3" office:value-type="float" office:value="0.000058" calcext:value-type="float">
            <text:p>5.8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58" calcext:value-type="float">
            <text:p>5.8E-05</text:p>
          </table:table-cell>
          <table:table-cell table:number-columns-repeated="2" office:value-type="float" office:value="0.000059" calcext:value-type="float">
            <text:p>5.9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586" calcext:value-type="float">
            <text:p>5.86E-05</text:p>
          </table:table-cell>
          <table:table-cell office:value-type="float" office:value="0.0586" calcext:value-type="float">
            <text:p>0.0586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10"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06666666666667" calcext:value-type="float">
            <text:p>3.06666666666667E-06</text:p>
          </table:table-cell>
          <table:table-cell office:value-type="float" office:value="0.00306666666666667" calcext:value-type="float">
            <text:p>0.003066666666667</text:p>
          </table:table-cell>
          <table:table-cell/>
          <table:table-cell table:number-columns-repeated="2" office:value-type="float" office:value="0.000094" calcext:value-type="float">
            <text:p>9.4E-05</text:p>
          </table:table-cell>
          <table:table-cell office:value-type="float" office:value="0.000095" calcext:value-type="float">
            <text:p>9.5E-05</text:p>
          </table:table-cell>
          <table:table-cell table:number-columns-repeated="4" office:value-type="float" office:value="0.000094" calcext:value-type="float">
            <text:p>9.4E-05</text:p>
          </table:table-cell>
          <table:table-cell office:value-type="float" office:value="0.000095" calcext:value-type="float">
            <text:p>9.5E-05</text:p>
          </table:table-cell>
          <table:table-cell table:number-columns-repeated="5" office:value-type="float" office:value="0.000094" calcext:value-type="float">
            <text:p>9.4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942" calcext:value-type="float">
            <text:p>9.42E-05</text:p>
          </table:table-cell>
          <table:table-cell office:value-type="float" office:value="0.0942" calcext:value-type="float">
            <text:p>0.094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28" calcext:value-type="float">
            <text:p>2.8E-06</text:p>
          </table:table-cell>
          <table:table-cell office:value-type="float" office:value="0.0028" calcext:value-type="float">
            <text:p>0.0028</text:p>
          </table:table-cell>
          <table:table-cell/>
          <table:table-cell table:number-columns-repeated="3" office:value-type="float" office:value="0.000152" calcext:value-type="float">
            <text:p>0.000152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51" calcext:value-type="float">
            <text:p>0.000151</text:p>
          </table:table-cell>
          <table:table-cell table:number-columns-repeated="7" office:value-type="float" office:value="0.000152" calcext:value-type="float">
            <text:p>0.00015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266666666667" calcext:value-type="float">
            <text:p>0.000152266666667</text:p>
          </table:table-cell>
          <table:table-cell office:value-type="float" office:value="0.152266666666667" calcext:value-type="float">
            <text:p>0.15226666666666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3" calcext:value-type="float">
            <text:p>0.003</text:p>
          </table:table-cell>
          <table:table-cell/>
          <table:table-cell table:number-columns-repeated="2" office:value-type="float" office:value="0.000246" calcext:value-type="float">
            <text:p>0.00024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264" calcext:value-type="float">
            <text:p>0.000264</text:p>
          </table:table-cell>
          <table:table-cell table:number-columns-repeated="3" office:value-type="float" office:value="0.000246" calcext:value-type="float">
            <text:p>0.000246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246" calcext:value-type="float">
            <text:p>0.000246</text:p>
          </table:table-cell>
          <table:table-cell table:number-columns-repeated="4" office:value-type="float" office:value="0.000245" calcext:value-type="float">
            <text:p>0.000245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247466666666667" calcext:value-type="float">
            <text:p>0.000247466666667</text:p>
          </table:table-cell>
          <table:table-cell office:value-type="float" office:value="0.247466666666667" calcext:value-type="float">
            <text:p>0.247466666666667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9" office:value-type="float" office:value="0.000003" calcext:value-type="float">
            <text:p>3E-06</text:p>
          </table:table-cell>
          <table:table-cell office:value-type="float" office:value="0.00000273333333333333" calcext:value-type="float">
            <text:p>2.73333333333333E-06</text:p>
          </table:table-cell>
          <table:table-cell office:value-type="float" office:value="0.00273333333333333" calcext:value-type="float">
            <text:p>0.002733333333333</text:p>
          </table:table-cell>
          <table:table-cell/>
          <table:table-cell table:number-columns-repeated="7" office:value-type="float" office:value="0.000397" calcext:value-type="float">
            <text:p>0.000397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415" calcext:value-type="float">
            <text:p>0.000415</text:p>
          </table:table-cell>
          <table:table-cell table:number-columns-repeated="3" office:value-type="float" office:value="0.000397" calcext:value-type="float">
            <text:p>0.000397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399133333333333" calcext:value-type="float">
            <text:p>0.000399133333333</text:p>
          </table:table-cell>
          <table:table-cell office:value-type="float" office:value="0.399133333333333" calcext:value-type="float">
            <text:p>0.39913333333333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10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0657" calcext:value-type="float">
            <text:p>0.000657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642" calcext:value-type="float">
            <text:p>0.000642</text:p>
          </table:table-cell>
          <table:table-cell table:number-columns-repeated="2" office:value-type="float" office:value="0.000641" calcext:value-type="float">
            <text:p>0.000641</text:p>
          </table:table-cell>
          <table:table-cell table:number-columns-repeated="5" office:value-type="float" office:value="0.000642" calcext:value-type="float">
            <text:p>0.000642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645133333333333" calcext:value-type="float">
            <text:p>0.000645133333333</text:p>
          </table:table-cell>
          <table:table-cell office:value-type="float" office:value="0.645133333333333" calcext:value-type="float">
            <text:p>0.64513333333333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number-columns-repeated="16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1053" calcext:value-type="float">
            <text:p>0.001053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047" calcext:value-type="float">
            <text:p>0.001047</text:p>
          </table:table-cell>
          <table:table-cell table:number-columns-repeated="2" office:value-type="float" office:value="0.001038" calcext:value-type="float">
            <text:p>0.001038</text:p>
          </table:table-cell>
          <table:table-cell office:value-type="float" office:value="0.001049" calcext:value-type="float">
            <text:p>0.001049</text:p>
          </table:table-cell>
          <table:table-cell table:number-columns-repeated="2" office:value-type="float" office:value="0.001038" calcext:value-type="float">
            <text:p>0.001038</text:p>
          </table:table-cell>
          <table:table-cell office:value-type="float" office:value="0.001051" calcext:value-type="float">
            <text:p>0.001051</text:p>
          </table:table-cell>
          <table:table-cell table:number-columns-repeated="3" office:value-type="float" office:value="0.001038" calcext:value-type="float">
            <text:p>0.001038</text:p>
          </table:table-cell>
          <table:table-cell office:value-type="float" office:value="0.0010534" calcext:value-type="float">
            <text:p>0.0010534</text:p>
          </table:table-cell>
          <table:table-cell office:value-type="float" office:value="1.0534" calcext:value-type="float">
            <text:p>1.053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table:number-columns-repeated="6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06666666666667" calcext:value-type="float">
            <text:p>3.06666666666667E-06</text:p>
          </table:table-cell>
          <table:table-cell office:value-type="float" office:value="0.00306666666666667" calcext:value-type="float">
            <text:p>0.003066666666667</text:p>
          </table:table-cell>
          <table:table-cell/>
          <table:table-cell office:value-type="float" office:value="0.001822" calcext:value-type="float">
            <text:p>0.001822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782" calcext:value-type="float">
            <text:p>0.001782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0.001686" calcext:value-type="float">
            <text:p>0.001686</text:p>
          </table:table-cell>
          <table:table-cell office:value-type="float" office:value="0.001679" calcext:value-type="float">
            <text:p>0.001679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.00170633333333333" calcext:value-type="float">
            <text:p>0.001706333333333</text:p>
          </table:table-cell>
          <table:table-cell office:value-type="float" office:value="1.70633333333333" calcext:value-type="float">
            <text:p>1.70633333333333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7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293333333333333" calcext:value-type="float">
            <text:p>2.93333333333333E-06</text:p>
          </table:table-cell>
          <table:table-cell office:value-type="float" office:value="0.00293333333333333" calcext:value-type="float">
            <text:p>0.002933333333333</text:p>
          </table:table-cell>
          <table:table-cell/>
          <table:table-cell table:number-columns-repeated="3" office:value-type="float" office:value="0.002725" calcext:value-type="float">
            <text:p>0.002725</text:p>
          </table:table-cell>
          <table:table-cell office:value-type="float" office:value="0.002736" calcext:value-type="float">
            <text:p>0.002736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002723" calcext:value-type="float">
            <text:p>0.002723</text:p>
          </table:table-cell>
          <table:table-cell office:value-type="float" office:value="0.002716" calcext:value-type="float">
            <text:p>0.002716</text:p>
          </table:table-cell>
          <table:table-cell office:value-type="float" office:value="0.002728" calcext:value-type="float">
            <text:p>0.002728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.002726" calcext:value-type="float">
            <text:p>0.002726</text:p>
          </table:table-cell>
          <table:table-cell office:value-type="float" office:value="0.002719" calcext:value-type="float">
            <text:p>0.002719</text:p>
          </table:table-cell>
          <table:table-cell office:value-type="float" office:value="0.002717" calcext:value-type="float">
            <text:p>0.002717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.00272506666666667" calcext:value-type="float">
            <text:p>0.002725066666667</text:p>
          </table:table-cell>
          <table:table-cell office:value-type="float" office:value="2.72506666666667" calcext:value-type="float">
            <text:p>2.72506666666667</text:p>
          </table:table-cell>
          <table:table-cell table:number-columns-repeated="4"/>
        </table:table-row>
        <table:table-row table:style-name="ro1">
          <table:table-cell office:value-type="float" office:value="514229" calcext:value-type="float">
            <text:p>514229</text:p>
          </table:table-cell>
          <table:table-cell/>
          <table:table-cell table:number-columns-repeated="8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10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06666666666667" calcext:value-type="float">
            <text:p>3.06666666666667E-06</text:p>
          </table:table-cell>
          <table:table-cell office:value-type="float" office:value="0.00306666666666667" calcext:value-type="float">
            <text:p>0.003066666666667</text:p>
          </table:table-cell>
          <table:table-cell/>
          <table:table-cell office:value-type="float" office:value="0.004449" calcext:value-type="float">
            <text:p>0.004449</text:p>
          </table:table-cell>
          <table:table-cell office:value-type="float" office:value="0.004402" calcext:value-type="float">
            <text:p>0.004402</text:p>
          </table:table-cell>
          <table:table-cell office:value-type="float" office:value="0.004399" calcext:value-type="float">
            <text:p>0.004399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0.004411" calcext:value-type="float">
            <text:p>0.004411</text:p>
          </table:table-cell>
          <table:table-cell office:value-type="float" office:value="0.004409" calcext:value-type="float">
            <text:p>0.004409</text:p>
          </table:table-cell>
          <table:table-cell office:value-type="float" office:value="0.004415" calcext:value-type="float">
            <text:p>0.004415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.004401" calcext:value-type="float">
            <text:p>0.004401</text:p>
          </table:table-cell>
          <table:table-cell office:value-type="float" office:value="0.004407" calcext:value-type="float">
            <text:p>0.004407</text:p>
          </table:table-cell>
          <table:table-cell office:value-type="float" office:value="0.004424" calcext:value-type="float">
            <text:p>0.004424</text:p>
          </table:table-cell>
          <table:table-cell office:value-type="float" office:value="0.004398" calcext:value-type="float">
            <text:p>0.004398</text:p>
          </table:table-cell>
          <table:table-cell office:value-type="float" office:value="0.004408" calcext:value-type="float">
            <text:p>0.004408</text:p>
          </table:table-cell>
          <table:table-cell office:value-type="float" office:value="0.004442" calcext:value-type="float">
            <text:p>0.004442</text:p>
          </table:table-cell>
          <table:table-cell office:value-type="float" office:value="0.00441486666666667" calcext:value-type="float">
            <text:p>0.004414866666667</text:p>
          </table:table-cell>
          <table:table-cell office:value-type="float" office:value="4.41486666666667" calcext:value-type="float">
            <text:p>4.41486666666667</text:p>
          </table:table-cell>
          <table:table-cell table:number-columns-repeated="4"/>
        </table:table-row>
        <table:table-row table:style-name="ro1">
          <table:table-cell office:value-type="float" office:value="832040" calcext:value-type="float">
            <text:p>832040</text:p>
          </table:table-cell>
          <table:table-cell/>
          <table:table-cell table:number-columns-repeated="8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table:number-columns-repeated="16" office:value-type="float" office:value="0.000003" calcext:value-type="float">
            <text:p>3E-06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0.007122" calcext:value-type="float">
            <text:p>0.007122</text:p>
          </table:table-cell>
          <table:table-cell office:value-type="float" office:value="0.007128" calcext:value-type="float">
            <text:p>0.007128</text:p>
          </table:table-cell>
          <table:table-cell office:value-type="float" office:value="0.007117" calcext:value-type="float">
            <text:p>0.007117</text:p>
          </table:table-cell>
          <table:table-cell office:value-type="float" office:value="0.007133" calcext:value-type="float">
            <text:p>0.007133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0.007116" calcext:value-type="float">
            <text:p>0.007116</text:p>
          </table:table-cell>
          <table:table-cell office:value-type="float" office:value="0.007124" calcext:value-type="float">
            <text:p>0.007124</text:p>
          </table:table-cell>
          <table:table-cell table:number-columns-repeated="2" office:value-type="float" office:value="0.007122" calcext:value-type="float">
            <text:p>0.007122</text:p>
          </table:table-cell>
          <table:table-cell office:value-type="float" office:value="0.007127" calcext:value-type="float">
            <text:p>0.007127</text:p>
          </table:table-cell>
          <table:table-cell office:value-type="float" office:value="0.007123" calcext:value-type="float">
            <text:p>0.007123</text:p>
          </table:table-cell>
          <table:table-cell office:value-type="float" office:value="0.007134" calcext:value-type="float">
            <text:p>0.007134</text:p>
          </table:table-cell>
          <table:table-cell office:value-type="float" office:value="0.007116" calcext:value-type="float">
            <text:p>0.007116</text:p>
          </table:table-cell>
          <table:table-cell office:value-type="float" office:value="0.00713" calcext:value-type="float">
            <text:p>0.00713</text:p>
          </table:table-cell>
          <table:table-cell office:value-type="float" office:value="0.007126" calcext:value-type="float">
            <text:p>0.007126</text:p>
          </table:table-cell>
          <table:table-cell office:value-type="float" office:value="0.00712413333333333" calcext:value-type="float">
            <text:p>0.007124133333333</text:p>
          </table:table-cell>
          <table:table-cell office:value-type="float" office:value="7.12413333333333" calcext:value-type="float">
            <text:p>7.12413333333333</text:p>
          </table:table-cell>
          <table:table-cell table:number-columns-repeated="4"/>
        </table:table-row>
        <table:table-row table:style-name="ro1">
          <table:table-cell office:value-type="float" office:value="1346269" calcext:value-type="float">
            <text:p>1346269</text:p>
          </table:table-cell>
          <table:table-cell/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11" office:value-type="float" office:value="0.000003" calcext:value-type="float">
            <text:p>3E-06</text:p>
          </table:table-cell>
          <table:table-cell office:value-type="float" office:value="0.00000306666666666667" calcext:value-type="float">
            <text:p>3.06666666666667E-06</text:p>
          </table:table-cell>
          <table:table-cell office:value-type="float" office:value="0.00306666666666667" calcext:value-type="float">
            <text:p>0.003066666666667</text:p>
          </table:table-cell>
          <table:table-cell/>
          <table:table-cell office:value-type="float" office:value="0.011526" calcext:value-type="float">
            <text:p>0.011526</text:p>
          </table:table-cell>
          <table:table-cell office:value-type="float" office:value="0.011515" calcext:value-type="float">
            <text:p>0.011515</text:p>
          </table:table-cell>
          <table:table-cell office:value-type="float" office:value="0.011521" calcext:value-type="float">
            <text:p>0.011521</text:p>
          </table:table-cell>
          <table:table-cell office:value-type="float" office:value="0.011529" calcext:value-type="float">
            <text:p>0.011529</text:p>
          </table:table-cell>
          <table:table-cell office:value-type="float" office:value="0.011522" calcext:value-type="float">
            <text:p>0.011522</text:p>
          </table:table-cell>
          <table:table-cell office:value-type="float" office:value="0.011635" calcext:value-type="float">
            <text:p>0.011635</text:p>
          </table:table-cell>
          <table:table-cell office:value-type="float" office:value="0.01153" calcext:value-type="float">
            <text:p>0.01153</text:p>
          </table:table-cell>
          <table:table-cell office:value-type="float" office:value="0.011524" calcext:value-type="float">
            <text:p>0.011524</text:p>
          </table:table-cell>
          <table:table-cell office:value-type="float" office:value="0.011526" calcext:value-type="float">
            <text:p>0.011526</text:p>
          </table:table-cell>
          <table:table-cell office:value-type="float" office:value="0.011522" calcext:value-type="float">
            <text:p>0.011522</text:p>
          </table:table-cell>
          <table:table-cell office:value-type="float" office:value="0.011541" calcext:value-type="float">
            <text:p>0.011541</text:p>
          </table:table-cell>
          <table:table-cell office:value-type="float" office:value="0.011526" calcext:value-type="float">
            <text:p>0.011526</text:p>
          </table:table-cell>
          <table:table-cell office:value-type="float" office:value="0.011622" calcext:value-type="float">
            <text:p>0.011622</text:p>
          </table:table-cell>
          <table:table-cell office:value-type="float" office:value="0.011569" calcext:value-type="float">
            <text:p>0.011569</text:p>
          </table:table-cell>
          <table:table-cell office:value-type="float" office:value="0.011523" calcext:value-type="float">
            <text:p>0.011523</text:p>
          </table:table-cell>
          <table:table-cell office:value-type="float" office:value="0.0115420666666667" calcext:value-type="float">
            <text:p>0.011542066666667</text:p>
          </table:table-cell>
          <table:table-cell office:value-type="float" office:value="11.5420666666667" calcext:value-type="float">
            <text:p>11.5420666666667</text:p>
          </table:table-cell>
          <table:table-cell table:number-columns-repeated="4"/>
        </table:table-row>
        <table:table-row table:style-name="ro1">
          <table:table-cell office:value-type="float" office:value="2178309" calcext:value-type="float">
            <text:p>2178309</text:p>
          </table:table-cell>
          <table:table-cell/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11"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86666666666667" calcext:value-type="float">
            <text:p>2.86666666666667E-06</text:p>
          </table:table-cell>
          <table:table-cell office:value-type="float" office:value="0.00286666666666667" calcext:value-type="float">
            <text:p>0.002866666666667</text:p>
          </table:table-cell>
          <table:table-cell table:number-columns-repeated="22"/>
        </table:table-row>
        <table:table-row table:style-name="ro1">
          <table:table-cell office:value-type="float" office:value="3524578" calcext:value-type="float">
            <text:p>3524578</text:p>
          </table:table-cell>
          <table:table-cell/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16" office:value-type="float" office:value="0.000003" calcext:value-type="float">
            <text:p>3E-06</text:p>
          </table:table-cell>
          <table:table-cell office:value-type="float" office:value="0.003" calcext:value-type="float">
            <text:p>0.003</text:p>
          </table:table-cell>
          <table:table-cell table:number-columns-repeated="22"/>
        </table:table-row>
        <table:table-row table:style-name="ro1">
          <table:table-cell office:value-type="float" office:value="5702887" calcext:value-type="float">
            <text:p>5702887</text:p>
          </table:table-cell>
          <table:table-cell/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032" calcext:value-type="float">
            <text:p>0.0032</text:p>
          </table:table-cell>
          <table:table-cell table:number-columns-repeated="22"/>
        </table:table-row>
        <table:table-row table:style-name="ro1">
          <table:table-cell office:value-type="float" office:value="9227465" calcext:value-type="float">
            <text:p>92274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.000000733333333333333" calcext:value-type="float">
            <text:p>7.33333333333333E-07</text:p>
          </table:table-cell>
          <table:table-cell office:value-type="float" office:value="0.000733333333333333" calcext:value-type="float">
            <text:p>0.000733333333333</text:p>
          </table:table-cell>
          <table:table-cell/>
          <table:table-cell table:number-columns-repeated="6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office:value-type="float" office:value="0.00333333333333333" calcext:value-type="float">
            <text:p>0.003333333333333</text:p>
          </table:table-cell>
          <table:table-cell table:number-columns-repeated="22"/>
        </table:table-row>
        <table:table-row table:style-name="ro1">
          <table:table-cell office:value-type="float" office:value="14930352" calcext:value-type="float">
            <text:p>1493035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office:value-type="float" office:value="0.00333333333333333" calcext:value-type="float">
            <text:p>0.003333333333333</text:p>
          </table:table-cell>
          <table:table-cell table:number-columns-repeated="22"/>
        </table:table-row>
        <table:table-row table:style-name="ro1">
          <table:table-cell office:value-type="float" office:value="24157817" calcext:value-type="float">
            <text:p>241578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office:value-type="float" office:value="0.00333333333333333" calcext:value-type="float">
            <text:p>0.003333333333333</text:p>
          </table:table-cell>
          <table:table-cell table:number-columns-repeated="22"/>
        </table:table-row>
        <table:table-row table:style-name="ro1">
          <table:table-cell office:value-type="float" office:value="39088169" calcext:value-type="float">
            <text:p>3908816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office:value-type="float" office:value="0.0032" calcext:value-type="float">
            <text:p>0.0032</text:p>
          </table:table-cell>
          <table:table-cell table:number-columns-repeated="22"/>
        </table:table-row>
        <table:table-row table:style-name="ro1">
          <table:table-cell office:value-type="float" office:value="63245986" calcext:value-type="float">
            <text:p>6324598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326666666666667" calcext:value-type="float">
            <text:p>3.26666666666667E-06</text:p>
          </table:table-cell>
          <table:table-cell table:number-columns-repeated="23"/>
        </table:table-row>
        <table:table-row table:style-name="ro1">
          <table:table-cell office:value-type="float" office:value="102334155" calcext:value-type="float">
            <text:p>102334155</text:p>
          </table:table-cell>
          <table:table-cell/>
          <table:table-cell table:number-columns-repeated="3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7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table:number-columns-repeated="23"/>
        </table:table-row>
        <table:table-row table:style-name="ro1">
          <table:table-cell office:value-type="float" office:value="165580141" calcext:value-type="float">
            <text:p>1655801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4" calcext:value-type="float">
            <text:p>3.4E-06</text:p>
          </table:table-cell>
          <table:table-cell table:number-columns-repeated="23"/>
        </table:table-row>
        <table:table-row table:style-name="ro1">
          <table:table-cell office:value-type="float" office:value="267914296" calcext:value-type="float">
            <text:p>26791429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5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table:number-columns-repeated="23"/>
        </table:table-row>
        <table:table-row table:style-name="ro1">
          <table:table-cell office:value-type="float" office:value="433494437" calcext:value-type="float">
            <text:p>4334944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701408733" calcext:value-type="float">
            <text:p>70140873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table:number-columns-repeated="23"/>
        </table:table-row>
        <table:table-row table:style-name="ro1">
          <table:table-cell office:value-type="float" office:value="1134903170" calcext:value-type="float">
            <text:p>1134903170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26666666666667" calcext:value-type="float">
            <text:p>3.26666666666667E-06</text:p>
          </table:table-cell>
          <table:table-cell table:number-columns-repeated="23"/>
        </table:table-row>
        <table:table-row table:style-name="ro1">
          <table:table-cell office:value-type="float" office:value="1836311903" calcext:value-type="float">
            <text:p>1836311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8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table:number-columns-repeated="23"/>
        </table:table-row>
        <table:table-row table:style-name="ro1">
          <table:table-cell office:value-type="float" office:value="2971215073" calcext:value-type="float">
            <text:p>297121507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26666666666667" calcext:value-type="float">
            <text:p>3.26666666666667E-06</text:p>
          </table:table-cell>
          <table:table-cell table:number-columns-repeated="23"/>
        </table:table-row>
        <table:table-row table:style-name="ro1">
          <table:table-cell office:value-type="float" office:value="4807526976" calcext:value-type="float">
            <text:p>48075269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2" calcext:value-type="float">
            <text:p>3.2E-06</text:p>
          </table:table-cell>
          <table:table-cell table:number-columns-repeated="23"/>
        </table:table-row>
        <table:table-row table:style-name="ro1">
          <table:table-cell office:value-type="float" office:value="7778742049" calcext:value-type="float">
            <text:p>77787420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4" calcext:value-type="float">
            <text:p>3.4E-06</text:p>
          </table:table-cell>
          <table:table-cell table:number-columns-repeated="23"/>
        </table:table-row>
        <table:table-row table:style-name="ro1">
          <table:table-cell office:value-type="float" office:value="12586269025" calcext:value-type="float">
            <text:p>12586269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4" calcext:value-type="float">
            <text:p>3.4E-06</text:p>
          </table:table-cell>
          <table:table-cell table:number-columns-repeated="23"/>
        </table:table-row>
        <table:table-row table:style-name="ro1">
          <table:table-cell office:value-type="float" office:value="20365011074" calcext:value-type="float">
            <text:p>203650110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333333333333333" calcext:value-type="float">
            <text:p>3.33333333333333E-07</text:p>
          </table:table-cell>
          <table:table-cell office:value-type="float" office:value="0.000333333333333333" calcext:value-type="float">
            <text:p>0.000333333333333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32951280099" calcext:value-type="float">
            <text:p>3295128009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53316291173" calcext:value-type="float">
            <text:p>5331629117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table:number-columns-repeated="6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86666666666667" calcext:value-type="float">
            <text:p>3.86666666666667E-06</text:p>
          </table:table-cell>
          <table:table-cell table:number-columns-repeated="23"/>
        </table:table-row>
        <table:table-row table:style-name="ro1">
          <table:table-cell office:value-type="float" office:value="86267571272" calcext:value-type="float">
            <text:p>862675712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466666666666667" calcext:value-type="float">
            <text:p>4.66666666666667E-07</text:p>
          </table:table-cell>
          <table:table-cell office:value-type="float" office:value="0.000466666666666667" calcext:value-type="float">
            <text:p>0.000466666666667</text:p>
          </table:table-cell>
          <table:table-cell/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139583862445" calcext:value-type="float">
            <text:p>1395838624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66666666666667" calcext:value-type="float">
            <text:p>3.66666666666667E-06</text:p>
          </table:table-cell>
          <table:table-cell table:number-columns-repeated="23"/>
        </table:table-row>
        <table:table-row table:style-name="ro1">
          <table:table-cell office:value-type="float" office:value="225851433717" calcext:value-type="float">
            <text:p>2258514337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333333333333333" calcext:value-type="float">
            <text:p>3.33333333333333E-07</text:p>
          </table:table-cell>
          <table:table-cell office:value-type="float" office:value="0.000333333333333333" calcext:value-type="float">
            <text:p>0.0003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table:number-columns-repeated="23"/>
        </table:table-row>
        <table:table-row table:style-name="ro1">
          <table:table-cell office:value-type="float" office:value="365435296162" calcext:value-type="float">
            <text:p>3654352961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6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86666666666667" calcext:value-type="float">
            <text:p>3.86666666666667E-06</text:p>
          </table:table-cell>
          <table:table-cell table:number-columns-repeated="23"/>
        </table:table-row>
        <table:table-row table:style-name="ro1">
          <table:table-cell office:value-type="float" office:value="591286729879" calcext:value-type="float">
            <text:p>5912867298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333333333333333" calcext:value-type="float">
            <text:p>3.33333333333333E-07</text:p>
          </table:table-cell>
          <table:table-cell office:value-type="float" office:value="0.000333333333333333" calcext:value-type="float">
            <text:p>0.000333333333333</text:p>
          </table:table-cell>
          <table:table-cell/>
          <table:table-cell table:number-columns-repeated="5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956722026041" calcext:value-type="float">
            <text:p>956722026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266666666666667" calcext:value-type="float">
            <text:p>2.66666666666667E-07</text:p>
          </table:table-cell>
          <table:table-cell office:value-type="float" office:value="0.000266666666666667" calcext:value-type="float">
            <text:p>0.000266666666667</text:p>
          </table:table-cell>
          <table:table-cell/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66666666666667" calcext:value-type="float">
            <text:p>3.66666666666667E-06</text:p>
          </table:table-cell>
          <table:table-cell table:number-columns-repeated="23"/>
        </table:table-row>
        <table:table-row table:style-name="ro1">
          <table:table-cell office:value-type="float" office:value="1548008755920" calcext:value-type="float">
            <text:p>15480087559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326666666666667" calcext:value-type="float">
            <text:p>3.26666666666667E-06</text:p>
          </table:table-cell>
          <table:table-cell table:number-columns-repeated="23"/>
        </table:table-row>
        <table:table-row table:style-name="ro1">
          <table:table-cell office:value-type="float" office:value="2504730781961" calcext:value-type="float">
            <text:p>250473078196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" calcext:value-type="float">
            <text:p>4E-07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4052739537881" calcext:value-type="float">
            <text:p>4052739537881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33333333333333" calcext:value-type="float">
            <text:p>3.33333333333333E-06</text:p>
          </table:table-cell>
          <table:table-cell table:number-columns-repeated="23"/>
        </table:table-row>
        <table:table-row table:style-name="ro1">
          <table:table-cell office:value-type="float" office:value="6557470319842" calcext:value-type="float">
            <text:p>655747031984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6" calcext:value-type="float">
            <text:p>3.6E-06</text:p>
          </table:table-cell>
          <table:table-cell table:number-columns-repeated="23"/>
        </table:table-row>
        <table:table-row table:style-name="ro1">
          <table:table-cell office:value-type="float" office:value="10610209857723" calcext:value-type="float">
            <text:p>10610209857723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533333333333333" calcext:value-type="float">
            <text:p>5.33333333333333E-07</text:p>
          </table:table-cell>
          <table:table-cell office:value-type="float" office:value="0.000533333333333333" calcext:value-type="float">
            <text:p>0.000533333333333</text:p>
          </table:table-cell>
          <table:table-cell/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26666666666667" calcext:value-type="float">
            <text:p>3.26666666666667E-06</text:p>
          </table:table-cell>
          <table:table-cell table:number-columns-repeated="23"/>
        </table:table-row>
        <table:table-row table:style-name="ro1">
          <table:table-cell office:value-type="float" office:value="17167680177565" calcext:value-type="float">
            <text:p>171676801775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27777890035288" calcext:value-type="float">
            <text:p>2777789003528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6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44945570212853" calcext:value-type="float">
            <text:p>44945570212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72723460248141" calcext:value-type="float">
            <text:p>72723460248141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117669030460994" calcext:value-type="float">
            <text:p>117669030460994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6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8" calcext:value-type="float">
            <text:p>3.8E-06</text:p>
          </table:table-cell>
          <table:table-cell table:number-columns-repeated="23"/>
        </table:table-row>
        <table:table-row table:style-name="ro1">
          <table:table-cell office:value-type="float" office:value="190392490709135" calcext:value-type="float">
            <text:p>19039249070913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6" calcext:value-type="float">
            <text:p>6E-07</text:p>
          </table:table-cell>
          <table:table-cell office:value-type="float" office:value="0.0006" calcext:value-type="float">
            <text:p>0.0006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table:number-columns-repeated="8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73333333333333" calcext:value-type="float">
            <text:p>3.73333333333333E-06</text:p>
          </table:table-cell>
          <table:table-cell table:number-columns-repeated="23"/>
        </table:table-row>
        <table:table-row table:style-name="ro1">
          <table:table-cell office:value-type="float" office:value="308061521170129" calcext:value-type="float">
            <text:p>308061521170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666666666666667" calcext:value-type="float">
            <text:p>6.66666666666667E-07</text:p>
          </table:table-cell>
          <table:table-cell office:value-type="float" office:value="0.000666666666666667" calcext:value-type="float">
            <text:p>0.0006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6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66666666666667" calcext:value-type="float">
            <text:p>3.66666666666667E-06</text:p>
          </table:table-cell>
          <table:table-cell table:number-columns-repeated="23"/>
        </table:table-row>
        <table:table-row table:style-name="ro1">
          <table:table-cell office:value-type="float" office:value="498454011879264" calcext:value-type="float">
            <text:p>4984540118792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806515533049393" calcext:value-type="float">
            <text:p>80651553304939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66666666666667" calcext:value-type="float">
            <text:p>3.66666666666667E-06</text:p>
          </table:table-cell>
          <table:table-cell table:number-columns-repeated="23"/>
        </table:table-row>
        <table:table-row table:style-name="ro1">
          <table:table-cell office:value-type="float" office:value="1304969544928657" calcext:value-type="float">
            <text:p>130496954492865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2111485077978050" calcext:value-type="float">
            <text:p>2111485077978050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733333333333334" calcext:value-type="float">
            <text:p>7.33333333333334E-07</text:p>
          </table:table-cell>
          <table:table-cell office:value-type="float" office:value="0.000733333333333334" calcext:value-type="float">
            <text:p>0.0007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3416454622906707" calcext:value-type="float">
            <text:p>341645462290670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6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5527939700884757" calcext:value-type="float">
            <text:p>552793970088475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00001" calcext:value-type="float">
            <text:p>1E-06</text:p>
          </table:table-cell>
          <table:table-cell office:value-type="float" office:value="0.00000106666666666667" calcext:value-type="float">
            <text:p>1.06666666666667E-06</text:p>
          </table:table-cell>
          <table:table-cell office:value-type="float" office:value="0.00106666666666667" calcext:value-type="float">
            <text:p>0.0010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73333333333333" calcext:value-type="float">
            <text:p>3.73333333333333E-06</text:p>
          </table:table-cell>
          <table:table-cell table:number-columns-repeated="23"/>
        </table:table-row>
        <table:table-row table:style-name="ro1">
          <table:table-cell office:value-type="float" office:value="8944394323791464" calcext:value-type="float">
            <text:p>8944394323791464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0.000001" calcext:value-type="float">
            <text:p>1E-06</text:p>
          </table:table-cell>
          <table:table-cell office:value-type="float" office:value="0.000000933333333333334" calcext:value-type="float">
            <text:p>9.33333333333334E-07</text:p>
          </table:table-cell>
          <table:table-cell office:value-type="float" office:value="0.000933333333333334" calcext:value-type="float">
            <text:p>0.0009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1.44723340246762E+016" calcext:value-type="float">
            <text:p>1.44723340246762E+016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8" calcext:value-type="float">
            <text:p>3.8E-06</text:p>
          </table:table-cell>
          <table:table-cell table:number-columns-repeated="23"/>
        </table:table-row>
        <table:table-row table:style-name="ro1">
          <table:table-cell office:value-type="float" office:value="2.34167283484677E+016" calcext:value-type="float">
            <text:p>2.34167283484677E+016</text:p>
          </table:table-cell>
          <table:table-cell/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8" calcext:value-type="float">
            <text:p>8E-07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table:number-columns-repeated="4" office:value-type="float" office:value="0.000003" calcext:value-type="float">
            <text:p>3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3.78890623731439E+016" calcext:value-type="float">
            <text:p>3.78890623731439E+016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933333333333334" calcext:value-type="float">
            <text:p>9.33333333333334E-07</text:p>
          </table:table-cell>
          <table:table-cell office:value-type="float" office:value="0.000933333333333334" calcext:value-type="float">
            <text:p>0.000933333333333</text:p>
          </table:table-cell>
          <table:table-cell/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6" calcext:value-type="float">
            <text:p>3.6E-06</text:p>
          </table:table-cell>
          <table:table-cell table:number-columns-repeated="23"/>
        </table:table-row>
        <table:table-row table:style-name="ro1">
          <table:table-cell office:value-type="float" office:value="6.13057907216116E+016" calcext:value-type="float">
            <text:p>6.13057907216116E+016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.00000106666666666667" calcext:value-type="float">
            <text:p>1.06666666666667E-06</text:p>
          </table:table-cell>
          <table:table-cell office:value-type="float" office:value="0.00106666666666667" calcext:value-type="float">
            <text:p>0.001066666666667</text:p>
          </table:table-cell>
          <table:table-cell/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53333333333333" calcext:value-type="float">
            <text:p>3.53333333333333E-06</text:p>
          </table:table-cell>
          <table:table-cell table:number-columns-repeated="23"/>
        </table:table-row>
        <table:table-row table:style-name="ro1">
          <table:table-cell office:value-type="float" office:value="9.91948530947555E+016" calcext:value-type="float">
            <text:p>9.91948530947555E+016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9" office:value-type="float" office:value="0.000005" calcext:value-type="float">
            <text:p>5E-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8" calcext:value-type="float">
            <text:p>8E-06</text:p>
          </table:table-cell>
          <table:table-cell table:number-columns-repeated="2" office:value-type="float" office:value="0.000005" calcext:value-type="float">
            <text:p>5E-06</text:p>
          </table:table-cell>
          <table:table-cell office:value-type="float" office:value="0.00000573333333333333" calcext:value-type="float">
            <text:p>5.73333333333333E-06</text:p>
          </table:table-cell>
          <table:table-cell table:number-columns-repeated="23"/>
        </table:table-row>
        <table:table-row table:style-name="ro1">
          <table:table-cell office:value-type="float" office:value="1.60500643816367E+017" calcext:value-type="float">
            <text:p>1.60500643816367E+01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table:number-columns-repeated="3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73333333333333" calcext:value-type="float">
            <text:p>3.73333333333333E-06</text:p>
          </table:table-cell>
          <table:table-cell table:number-columns-repeated="23"/>
        </table:table-row>
        <table:table-row table:style-name="ro1">
          <table:table-cell office:value-type="float" office:value="2.59695496911123E+017" calcext:value-type="float">
            <text:p>2.59695496911123E+01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866666666666667" calcext:value-type="float">
            <text:p>8.66666666666667E-07</text:p>
          </table:table-cell>
          <table:table-cell office:value-type="float" office:value="0.000866666666666667" calcext:value-type="float">
            <text:p>0.0008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8" calcext:value-type="float">
            <text:p>8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8" calcext:value-type="float">
            <text:p>3.8E-06</text:p>
          </table:table-cell>
          <table:table-cell table:number-columns-repeated="23"/>
        </table:table-row>
        <table:table-row table:style-name="ro1">
          <table:table-cell office:value-type="float" office:value="4.2019614072749E+017" calcext:value-type="float">
            <text:p>4.2019614072749E+01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.00000106666666666667" calcext:value-type="float">
            <text:p>1.06666666666667E-06</text:p>
          </table:table-cell>
          <table:table-cell office:value-type="float" office:value="0.00106666666666667" calcext:value-type="float">
            <text:p>0.0010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5" office:value-type="float" office:value="0.000003" calcext:value-type="float">
            <text:p>3E-06</text:p>
          </table:table-cell>
          <table:table-cell office:value-type="float" office:value="0.00000346666666666667" calcext:value-type="float">
            <text:p>3.46666666666667E-06</text:p>
          </table:table-cell>
          <table:table-cell table:number-columns-repeated="23"/>
        </table:table-row>
        <table:table-row table:style-name="ro1">
          <table:table-cell office:value-type="float" office:value="6.79891637638612E+017" calcext:value-type="float">
            <text:p>6.79891637638612E+017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1" calcext:value-type="float">
            <text:p>0.001</text:p>
          </table:table-cell>
          <table:table-cell/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3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6" calcext:value-type="float">
            <text:p>3.6E-06</text:p>
          </table:table-cell>
          <table:table-cell table:number-columns-repeated="23"/>
        </table:table-row>
        <table:table-row table:style-name="ro1">
          <table:table-cell office:value-type="float" office:value="1.1000877783661E+018" calcext:value-type="float">
            <text:p>1.100087778366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7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E-06</text:p>
          </table:table-cell>
          <table:table-cell office:value-type="float" office:value="0.000000933333333333333" calcext:value-type="float">
            <text:p>9.33333333333333E-07</text:p>
          </table:table-cell>
          <table:table-cell office:value-type="float" office:value="0.000933333333333333" calcext:value-type="float">
            <text:p>0.000933333333333</text:p>
          </table:table-cell>
          <table:table-cell/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table:number-columns-repeated="2"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6" calcext:value-type="float">
            <text:p>3.6E-06</text:p>
          </table:table-cell>
          <table:table-cell table:number-columns-repeated="23"/>
        </table:table-row>
        <table:table-row table:style-name="ro1">
          <table:table-cell office:value-type="float" office:value="1.77997941600471E+018" calcext:value-type="float">
            <text:p>1.77997941600471E+018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00001" calcext:value-type="float">
            <text:p>1E-06</text:p>
          </table:table-cell>
          <table:table-cell office:value-type="float" office:value="0.000000933333333333334" calcext:value-type="float">
            <text:p>9.33333333333334E-07</text:p>
          </table:table-cell>
          <table:table-cell office:value-type="float" office:value="0.000933333333333334" calcext:value-type="float">
            <text:p>0.000933333333333</text:p>
          </table:table-cell>
          <table:table-cell/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5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8" calcext:value-type="float">
            <text:p>3.8E-06</text:p>
          </table:table-cell>
          <table:table-cell table:number-columns-repeated="23"/>
        </table:table-row>
        <table:table-row table:style-name="ro1">
          <table:table-cell office:value-type="float" office:value="2.88006719437082E+018" calcext:value-type="float">
            <text:p>2.88006719437082E+01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table:number-columns-repeated="10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113333333333333" calcext:value-type="float">
            <text:p>1.13333333333333E-06</text:p>
          </table:table-cell>
          <table:table-cell office:value-type="float" office:value="0.00113333333333333" calcext:value-type="float">
            <text:p>0.001133333333333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4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66666666666667" calcext:value-type="float">
            <text:p>3.66666666666667E-06</text:p>
          </table:table-cell>
          <table:table-cell table:number-columns-repeated="23"/>
        </table:table-row>
        <table:table-row table:style-name="ro1">
          <table:table-cell office:value-type="float" office:value="4.66004661037553E+018" calcext:value-type="float">
            <text:p>4.66004661037553E+018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02" calcext:value-type="float">
            <text:p>2E-06</text:p>
          </table:table-cell>
          <table:table-cell table:number-columns-repeated="6"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001" calcext:value-type="float">
            <text:p>1E-06</text:p>
          </table:table-cell>
          <table:table-cell office:value-type="float" office:value="0.00000106666666666667" calcext:value-type="float">
            <text:p>1.06666666666667E-06</text:p>
          </table:table-cell>
          <table:table-cell office:value-type="float" office:value="0.00106666666666667" calcext:value-type="float">
            <text:p>0.001066666666667</text:p>
          </table:table-cell>
          <table:table-cell/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4" calcext:value-type="float">
            <text:p>4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36" calcext:value-type="float">
            <text:p>3.6E-06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6:21:40.561165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6T16:38:49.484666611</dc:date>
    <meta:editing-duration>PT17M13S</meta:editing-duration>
    <meta:editing-cycles>2</meta:editing-cycles>
    <meta:generator>LibreOffice/5.2.7.2$Linux_X86_64 LibreOffice_project/20m0$Build-2</meta:generator>
    <meta:document-statistic meta:table-count="1" meta:cell-count="35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51cm" svg:height="10.227cm" xlink:href=".." xlink:type="simple" chart:class="chart:line" chart:style-name="ch1">
        <chart:title svg:x="6.739cm" svg:y="0.34cm" chart:style-name="ch2">
          <text:p>Fibonacci</text:p>
        </chart:title>
        <chart:subtitle svg:x="4.609cm" svg:y="1.349cm" chart:style-name="ch3">
          <text:p>Comparação entre implementações</text:p>
        </chart:subtitle>
        <chart:legend svg:x="2.42cm" svg:y="2.461cm" style:legend-expansion="custom" chartooo:width="4.57cm" chartooo:height="1.731cm" style:legend-expansion-aspect-ratio="2.64009243212016" chart:style-name="ch4"/>
        <chart:plot-area chart:style-name="ch5" table:cell-range-address="sim1.A1:sim1.A15 sim1.S1:sim1.S15 sim1.AK1:sim1.AK15 sim1.BC1:sim1.BC15" chart:data-source-has-labels="both" svg:x="1.329cm" svg:y="2.261cm" svg:width="13.908cm" svg:height="6.778cm">
          <chartooo:coordinate-region svg:x="2.427cm" svg:y="2.46cm" svg:width="12.623cm" svg:height="5.932cm"/>
          <chart:axis chart:dimension="x" chart:name="primary-x" chart:style-name="ch6" chartooo:axis-type="auto">
            <chartooo:date-scale/>
            <chart:title svg:x="7.167cm" svg:y="9.243cm" chart:style-name="ch7">
              <text:p>N-ésimo termo</text:p>
            </chart:title>
            <chart:categories table:cell-range-address="sim1.A1:sim1.A15"/>
          </chart:axis>
          <chart:axis chart:dimension="x" chart:name="secondary-x" chart:style-name="ch8"/>
          <chart:axis chart:dimension="y" chart:name="primary-y" chart:style-name="ch6">
            <chart:title svg:x="0.458cm" svg:y="7.295cm" chart:style-name="ch9">
              <text:p>Tempo (milisegundos)</text:p>
            </chart:title>
          </chart:axis>
          <chart:axis chart:dimension="y" chart:name="secondary-y" chart:style-name="ch8"/>
          <chart:series chart:attached-axis="primary-y" chart:style-name="ch10" chart:values-cell-range-address="sim1.S1:sim1.S15" loext:label-string="iterativo" chart:class="chart:line">
            <chart:data-point chart:repeated="15"/>
          </chart:series>
          <chart:series chart:attached-axis="primary-y" chart:style-name="ch11" chart:values-cell-range-address="sim1.AK1:sim1.AK15" loext:label-string="memorização" chart:class="chart:line">
            <chart:data-point chart:repeated="15"/>
          </chart:series>
          <chart:series chart:attached-axis="primary-y" chart:style-name="ch12" chart:values-cell-range-address="sim1.BC1:sim1.BC15" loext:label-string="recursiva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vo</text:p>
              </table:table-cell>
              <table:table-cell office:value-type="string">
                <text:p>memorização</text:p>
              </table:table-cell>
              <table:table-cell office:value-type="string">
                <text:p>recursiva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im1.A1:sim1.A15</svg:desc>
                </draw:g>
              </table:table-cell>
              <table:table-cell office:value-type="float" office:value="0.00113333333333333">
                <text:p>0.00113333333333333</text:p>
                <draw:g>
                  <svg:desc>sim1.S1:sim1.S15</svg:desc>
                </draw:g>
              </table:table-cell>
              <table:table-cell office:value-type="float" office:value="0.000933333333333334">
                <text:p>0.000933333333333334</text:p>
                <draw:g>
                  <svg:desc>sim1.AK1:sim1.AK15</svg:desc>
                </draw:g>
              </table:table-cell>
              <table:table-cell office:value-type="float" office:value="0.001">
                <text:p>0.001</text:p>
                <draw:g>
                  <svg:desc>sim1.BC1:sim1.BC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866666666666667">
                <text:p>0.000866666666666667</text:p>
              </table:table-cell>
              <table:table-cell office:value-type="float" office:value="0.0052">
                <text:p>0.0052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466666666666667">
                <text:p>0.000466666666666667</text:p>
              </table:table-cell>
              <table:table-cell office:value-type="float" office:value="0.0022">
                <text:p>0.0022</text:p>
              </table:table-cell>
              <table:table-cell office:value-type="float" office:value="0.000266666666666667">
                <text:p>0.0002666666666666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533333333333333">
                <text:p>0.000533333333333333</text:p>
              </table:table-cell>
              <table:table-cell office:value-type="float" office:value="0.00206666666666667">
                <text:p>0.00206666666666667</text:p>
              </table:table-cell>
              <table:table-cell office:value-type="float" office:value="0.000466666666666667">
                <text:p>0.0004666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666666666666667">
                <text:p>0.000666666666666667</text:p>
              </table:table-cell>
              <table:table-cell office:value-type="float" office:value="0.00213333333333333">
                <text:p>0.00213333333333333</text:p>
              </table:table-cell>
              <table:table-cell office:value-type="float" office:value="0.000466666666666667">
                <text:p>0.00046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533333333333333">
                <text:p>0.000533333333333333</text:p>
              </table:table-cell>
              <table:table-cell office:value-type="float" office:value="0.00253333333333333">
                <text:p>0.00253333333333333</text:p>
              </table:table-cell>
              <table:table-cell office:value-type="float" office:value="0.000666666666666667">
                <text:p>0.0006666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8">
                <text:p>0.0008</text:p>
              </table:table-cell>
              <table:table-cell office:value-type="float" office:value="0.0024">
                <text:p>0.0024</text:p>
              </table:table-cell>
              <table:table-cell office:value-type="float" office:value="0.000866666666666667">
                <text:p>0.000866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666666666666667">
                <text:p>0.000666666666666667</text:p>
              </table:table-cell>
              <table:table-cell office:value-type="float" office:value="0.00253333333333333">
                <text:p>0.0025333333333333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666666666666667">
                <text:p>0.000666666666666667</text:p>
              </table:table-cell>
              <table:table-cell office:value-type="float" office:value="0.00246666666666667">
                <text:p>0.00246666666666667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333333333333333">
                <text:p>0.000333333333333333</text:p>
              </table:table-cell>
              <table:table-cell office:value-type="float" office:value="0.0024">
                <text:p>0.002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6">
                <text:p>0.0006</text:p>
              </table:table-cell>
              <table:table-cell office:value-type="float" office:value="0.0024">
                <text:p>0.0024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533333333333333">
                <text:p>0.000533333333333333</text:p>
              </table:table-cell>
              <table:table-cell office:value-type="float" office:value="0.00266666666666667">
                <text:p>0.00266666666666667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733333333333334">
                <text:p>0.000733333333333334</text:p>
              </table:table-cell>
              <table:table-cell office:value-type="float" office:value="0.00286666666666667">
                <text:p>0.00286666666666667</text:p>
              </table:table-cell>
              <table:table-cell office:value-type="float" office:value="0.00553333333333333">
                <text:p>0.0055333333333333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533333333333333">
                <text:p>0.000533333333333333</text:p>
              </table:table-cell>
              <table:table-cell office:value-type="float" office:value="0.00293333333333333">
                <text:p>0.00293333333333333</text:p>
              </table:table-cell>
              <table:table-cell office:value-type="float" office:value="0.00886666666666667">
                <text:p>0.0088666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466666666666667">
                <text:p>0.000466666666666667</text:p>
              </table:table-cell>
              <table:table-cell office:value-type="float" office:value="0.00273333333333333">
                <text:p>0.00273333333333333</text:p>
              </table:table-cell>
              <table:table-cell office:value-type="float" office:value="0.014">
                <text:p>0.0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